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6896" calcext:value-type="float">
            <text:p>128.3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4392" calcext:value-type="float">
            <text:p>128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20344" calcext:value-type="float">
            <text:p>127.7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25328" calcext:value-type="float">
            <text:p>124.9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6" calcext:value-type="float">
            <text:p>124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2712" calcext:value-type="float">
            <text:p>122.2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476" calcext:value-type="float">
            <text:p>121.9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88024" calcext:value-type="float">
            <text:p>120.5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1728" calcext:value-type="float">
            <text:p>118.9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2384" calcext:value-type="float">
            <text:p>117.3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5112" calcext:value-type="float">
            <text:p>114.8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8896" calcext:value-type="float">
            <text:p>113.8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3192" calcext:value-type="float">
            <text:p>110.8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5912" calcext:value-type="float">
            <text:p>109.7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8944" calcext:value-type="float">
            <text:p>108.8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28056" calcext:value-type="float">
            <text:p>107.1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200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45416" calcext:value-type="float">
            <text:p>101.2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2392" calcext:value-type="float">
            <text:p>100.6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902</text:p>
          </table:table-cell>
          <table:table-cell office:value-type="string" calcext:value-type="string">
            <text:p>TWDB:1027902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